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formula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A</math:mi>
      <math:mi math:fontstyle="italic">quick</math:mi>
      <math:mi math:fontstyle="italic">calculation</math:mi>
      <math:mi>:</math:mi>
      <math:mi math:fontstyle="italic">The</math:mi>
      <math:mi math:fontstyle="italic">quick</math:mi>
      <math:mi math:fontstyle="italic">brown</math:mi>
      <math:mi math:fontstyle="italic">fox</math:mi>
      <math:mfrac>
        <math:mi math:fontstyle="italic">jumps</math:mi>
        <math:mi math:fontstyle="italic">the</math:mi>
      </math:mfrac>
      <math:mi math:fontstyle="italic">lazy</math:mi>
      <math:mi math:fontstyle="italic">dog</math:mi>
    </math:mrow>
    <math:annotation math:encoding="StarMath 5.0">A quick calculation:
The quick brown fox jumps over the lazy dog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1-27T11:55:22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